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862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457cm" fo:min-width="2.64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0.516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7.112cm" svg:x="13.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7.112cm" svg:x="1.889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4.445cm" svg:height="2.413cm" svg:x="8.112cm" svg:y="6.207cm">
          <text:p text:style-name="P2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xml:id="id8" draw:id="id8" draw:layer="layout" svg:width="5.571cm" svg:height="2.505cm" svg:x="7.656cm" svg:y="2.64cm" svg:viewBox="0 0 5572 2506" svg:d="M169 119c182 693-492 1842 338 2139 626 224 1302 100 1970 56 660-43 1314 34 1971 169 900 185 1276-764 1069-1464-222-753-950-1067-1632-1013-898 71-1802 0-2702 0h-563l-620 225z">
          <text:p/>
        </draw:path>
        <draw:path draw:style-name="gr3" draw:text-style-name="P3" xml:id="id7" draw:id="id7" draw:layer="layout" svg:width="3.58cm" svg:height="2.323cm" svg:x="14.866cm" svg:y="6.715cm" svg:viewBox="0 0 3581 2324" svg:d="M0 164c107 620 301 1154 564 1764 261 605 1189 330 1799 352 482 17 1323 26 1165-776-94-479 322-1231-283-1446-366-130-777 0-1164 0-599 0-1200 0-1799 0h-212z">
          <text:p/>
        </draw:path>
        <draw:path draw:style-name="gr3" draw:text-style-name="P3" xml:id="id4" draw:id="id4" draw:layer="layout" svg:width="3.58cm" svg:height="2.323cm" svg:x="14.843cm" svg:y="10.179cm" svg:viewBox="0 0 3581 2324" svg:d="M0 164c107 620 301 1154 564 1764 261 605 1189 330 1799 352 482 17 1323 26 1165-776-94-479 322-1231-283-1446-366-130-777 0-1164 0-599 0-1200 0-1799 0h-212z">
          <text:p/>
        </draw:path>
        <draw:path draw:style-name="gr3" draw:text-style-name="P3" xml:id="id5" draw:id="id5" draw:layer="layout" svg:width="3.58cm" svg:height="2.323cm" svg:x="2.753cm" svg:y="6.642cm" svg:viewBox="0 0 3581 2324" svg:d="M0 164c107 620 301 1154 564 1764 261 605 1189 330 1799 352 482 17 1323 26 1165-776-94-479 322-1231-283-1446-366-130-777 0-1164 0-599 0-1200 0-1799 0h-212z">
          <text:p/>
        </draw:path>
        <draw:path draw:style-name="gr3" draw:text-style-name="P3" xml:id="id2" draw:id="id2" draw:layer="layout" svg:width="3.58cm" svg:height="2.323cm" svg:x="2.73cm" svg:y="10.106cm" svg:viewBox="0 0 3581 2324" svg:d="M0 164c107 620 301 1154 564 1764 261 605 1189 330 1799 352 482 17 1323 26 1165-776-94-479 322-1231-283-1446-366-130-777 0-1164 0-599 0-1200 0-1799 0h-212z">
          <text:p/>
        </draw:path>
        <draw:custom-shape draw:style-name="gr4" draw:text-style-name="P2" xml:id="id1" draw:id="id1" draw:layer="layout" svg:width="2.032cm" svg:height="2.286cm" svg:x="3.54cm" svg:y="14.335cm">
          <text:p text:style-name="P2">m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2.032cm" svg:height="2.286cm" svg:x="15.732cm" svg:y="14.335cm">
          <text:p text:style-name="P2">m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4.556cm" svg:y1="14.335cm" svg:x2="4.52cm" svg:y2="12.43cm" draw:start-shape="id1" draw:start-glue-point="4" draw:end-shape="id2" draw:end-glue-point="2" svg:d="M4556 14335l-36-1905" svg:viewBox="0 0 37 1906">
          <text:p/>
        </draw:connector>
        <draw:connector draw:style-name="gr5" draw:text-style-name="P3" draw:layer="layout" draw:type="line" svg:x1="16.748cm" svg:y1="14.335cm" svg:x2="16.633cm" svg:y2="12.503cm" draw:start-shape="id3" draw:start-glue-point="4" draw:end-shape="id4" draw:end-glue-point="2" svg:d="M16748 14335l-115-1832" svg:viewBox="0 0 116 1833">
          <text:p/>
        </draw:connector>
        <draw:connector draw:style-name="gr5" draw:text-style-name="P3" draw:layer="layout" draw:type="line" svg:x1="6.334cm" svg:y1="7.804cm" svg:x2="8.112cm" svg:y2="7.414cm" draw:start-shape="id5" draw:start-glue-point="1" draw:end-shape="id6" draw:end-glue-point="6" svg:d="M6334 7804l1778-390" svg:viewBox="0 0 1779 391">
          <text:p/>
        </draw:connector>
        <draw:connector draw:style-name="gr5" draw:text-style-name="P3" draw:layer="layout" draw:type="line" svg:x1="12.557cm" svg:y1="7.414cm" svg:x2="14.866cm" svg:y2="7.877cm" draw:start-shape="id6" draw:start-glue-point="10" draw:end-shape="id7" svg:d="M12557 7414l2309 463" svg:viewBox="0 0 2310 464">
          <text:p/>
        </draw:connector>
        <draw:connector draw:style-name="gr5" draw:text-style-name="P3" draw:layer="layout" draw:type="line" svg:x1="10.335cm" svg:y1="6.207cm" svg:x2="10.442cm" svg:y2="5.146cm" draw:start-shape="id6" draw:start-glue-point="4" draw:end-shape="id8" draw:end-glue-point="2" svg:d="M10335 6207l107-1061" svg:viewBox="0 0 108 1062">
          <text:p/>
        </draw:connector>
        <draw:frame draw:style-name="gr6" draw:text-style-name="P4" draw:layer="layout" svg:width="2.286cm" svg:height="1.143cm" svg:x="5.064cm" svg:y="13.065cm">
          <draw:text-box>
            <text:p>Serial</text:p>
          </draw:text-box>
        </draw:frame>
        <draw:frame draw:style-name="gr6" draw:text-style-name="P4" draw:layer="layout" svg:width="2.286cm" svg:height="1.143cm" svg:x="17.002cm" svg:y="12.811cm">
          <draw:text-box>
            <text:p>Serial</text:p>
          </draw:text-box>
        </draw:frame>
        <draw:frame draw:style-name="gr6" draw:text-style-name="P4" draw:layer="layout" svg:width="2.286cm" svg:height="1.143cm" svg:x="5.064cm" svg:y="13.066cm">
          <draw:text-box>
            <text:p>Serial</text:p>
          </draw:text-box>
        </draw:frame>
        <draw:frame draw:style-name="gr7" draw:text-style-name="P4" draw:layer="layout" svg:width="2.894cm" svg:height="0.962cm" svg:x="3.286cm" svg:y="7.223cm">
          <draw:text-box>
            <text:p>Daemon</text:p>
          </draw:text-box>
        </draw:frame>
        <draw:frame draw:style-name="gr7" draw:text-style-name="P4" draw:layer="layout" svg:width="2.894cm" svg:height="0.962cm" svg:x="15.224cm" svg:y="7.023cm">
          <draw:text-box>
            <text:p>Daemon</text:p>
          </draw:text-box>
        </draw:frame>
        <draw:frame draw:style-name="gr8" draw:text-style-name="P4" draw:layer="layout" svg:width="2.159cm" svg:height="0.962cm" svg:x="3.54cm" svg:y="10.906cm">
          <draw:text-box>
            <text:p>Alex</text:p>
          </draw:text-box>
        </draw:frame>
        <draw:frame draw:style-name="gr8" draw:text-style-name="P4" draw:layer="layout" svg:width="2.159cm" svg:height="0.962cm" svg:x="15.605cm" svg:y="10.906cm">
          <draw:text-box>
            <text:p>Tom</text:p>
          </draw:text-box>
        </draw:frame>
        <draw:frame draw:style-name="gr7" draw:text-style-name="P4" draw:layer="layout" svg:width="2.441cm" svg:height="0.962cm" svg:x="8.901cm" svg:y="3.213cm">
          <draw:text-box>
            <text:p>Master</text:p>
          </draw:text-box>
        </draw:frame>
        <draw:line draw:style-name="gr9" draw:text-style-name="P3" draw:layer="layout" svg:x1="15.605cm" svg:y1="8.874cm" svg:x2="15.605cm" svg:y2="10.271cm">
          <text:p/>
        </draw:line>
        <draw:frame draw:style-name="gr10" draw:text-style-name="P4" draw:layer="layout" svg:width="1.143cm" svg:height="1.016cm" svg:x="14.716cm" svg:y="8.874cm">
          <draw:text-box>
            <text:p>R</text:p>
          </draw:text-box>
        </draw:frame>
        <draw:line draw:style-name="gr9" draw:text-style-name="P3" draw:layer="layout" svg:x1="17.256cm" svg:y1="10.144cm" svg:x2="17.256cm" svg:y2="9.001cm">
          <text:p/>
        </draw:line>
        <draw:frame draw:style-name="gr10" draw:text-style-name="P4" draw:layer="layout" svg:width="1.143cm" svg:height="1.016cm" svg:x="17.256cm" svg:y="8.874cm">
          <draw:text-box>
            <text:p>W</text:p>
          </draw:text-box>
        </draw:frame>
        <draw:line draw:style-name="gr9" draw:text-style-name="P3" draw:layer="layout" svg:x1="3.667cm" svg:y1="9.001cm" svg:x2="3.667cm" svg:y2="10.398cm">
          <text:p/>
        </draw:line>
        <draw:frame draw:style-name="gr10" draw:text-style-name="P4" draw:layer="layout" svg:width="1.143cm" svg:height="1.016cm" svg:x="2.778cm" svg:y="9.001cm">
          <draw:text-box>
            <text:p>R</text:p>
          </draw:text-box>
        </draw:frame>
        <draw:line draw:style-name="gr9" draw:text-style-name="P3" draw:layer="layout" svg:x1="5.318cm" svg:y1="10.017cm" svg:x2="5.318cm" svg:y2="8.874cm">
          <text:p/>
        </draw:line>
        <draw:frame draw:style-name="gr10" draw:text-style-name="P4" draw:layer="layout" svg:width="1.143cm" svg:height="1.016cm" svg:x="5.318cm" svg:y="9.001cm">
          <draw:text-box>
            <text:p>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9T21:04:58.946375059</meta:creation-date>
    <dc:date>2021-05-09T21:13:01.410810900</dc:date>
    <meta:editing-duration>PT8M2S</meta:editing-duration>
    <meta:editing-cycles>8</meta:editing-cycles>
    <meta:generator>LibreOffice/6.1.5.2$Linux_ARM_EABI LibreOffice_project/10$Build-2</meta:generator>
    <meta:document-statistic meta:object-count="31"/>
  </office:meta>
</office:document-meta>
</file>